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color="#729fcf" draw:fill-gradient-name="gradient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2.65cm" fo:min-width="5.93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65cm" fo:min-width="7.35cm"/>
    </style:style>
    <style:style style:name="gr3" style:family="graphic" style:parent-style-name="standard">
      <style:graphic-properties draw:fill-color="#a85300" draw:textarea-horizontal-align="justify" draw:textarea-vertical-align="middle" draw:auto-grow-height="false" fo:min-height="2.65cm" fo:min-width="5.936cm"/>
    </style:style>
    <style:style style:name="gr4" style:family="graphic" style:parent-style-name="standard">
      <style:graphic-properties svg:stroke-color="#ff7f00" draw:marker-start="Arrow" draw:marker-start-width="0.3cm" draw:marker-end="Arrow" draw:marker-end-width="0.3cm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center"/>
      <style:text-properties fo:color="#000000" fo:font-weight="bold"/>
    </style:style>
    <style:style style:name="P4" style:family="paragraph">
      <loext:graphic-properties draw:fill-color="#ffffff"/>
      <style:paragraph-properties fo:text-align="center"/>
      <style:text-properties fo:color="#000000" fo:font-weight="bold"/>
    </style:style>
    <style:style style:name="P5" style:family="paragraph">
      <style:paragraph-properties fo:text-align="center"/>
      <style:text-properties fo:color="#ffffff" fo:font-size="18pt" fo:font-style="italic" fo:font-weight="bold" style:font-size-asian="18pt" style:font-size-complex="18pt"/>
    </style:style>
    <style:style style:name="P6" style:family="paragraph">
      <loext:graphic-properties draw:fill-color="#a85300"/>
      <style:paragraph-properties fo:text-align="center"/>
      <style:text-properties fo:color="#ffffff" fo:font-size="18pt" fo:font-style="italic" fo:font-weight="bold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000000" fo:font-weight="bold"/>
    </style:style>
    <style:style style:name="T2" style:family="text">
      <style:text-properties fo:color="#000000" fo:font-size="14pt" fo:font-weight="bold" style:font-size-asian="18pt" style:font-size-complex="18pt"/>
    </style:style>
    <style:style style:name="T3" style:family="text">
      <style:text-properties fo:color="#ffffff" fo:font-size="18pt" fo:font-style="italic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1cm" svg:height="4.1cm" svg:x="3.1cm" svg:y="8.9cm">
          <text:p text:style-name="P1">MasterViewController</text:p>
          <text:p text:style-name="P1">(Rest API - Pars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1.1cm" svg:height="4.1cm" svg:x="8.6cm" svg:y="1.4cm">
          <text:p text:style-name="P3"><text:span text:style-name="T1">FetchedResultsController</text:span></text:p>
          <text:p text:style-name="P3"><text:span text:style-name="T2">(NSFetchedResultsControllerDelegat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9.1cm" svg:height="4.1cm" svg:x="2.9cm" svg:y="14.9cm">
          <text:p text:style-name="P5"><text:span text:style-name="T3">ChatsViewController</text:span></text:p>
          <text:p text:style-name="P5"><text:span text:style-name="T3">(Core Data &amp; DataSourc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9.1cm" svg:height="4.1cm" svg:x="16.5cm" svg:y="8.7cm">
          <text:p text:style-name="P1">DetailViewController</text:p>
          <text:p text:style-name="P1">(Rest API - Pars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9.1cm" svg:height="4.1cm" svg:x="16.6cm" svg:y="15.1cm">
          <text:p text:style-name="P5"><text:span text:style-name="T3">MessageViewController</text:span></text:p>
          <text:p text:style-name="P5"><text:span text:style-name="T3">(Core Data &amp; DataSourc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1.9cm" svg:y1="16.9cm" svg:x2="16.7cm" svg:y2="17cm">
          <text:p/>
        </draw:line>
        <draw:line draw:style-name="gr5" draw:text-style-name="P7" draw:layer="layout" svg:x1="10.7cm" svg:y1="5.1cm" svg:x2="7.6cm" svg:y2="9cm">
          <text:p/>
        </draw:line>
        <draw:line draw:style-name="gr5" draw:text-style-name="P7" draw:layer="layout" svg:x1="17.2cm" svg:y1="5.1cm" svg:x2="21.2cm" svg:y2="8.8cm">
          <text:p/>
        </draw:line>
        <draw:line draw:style-name="gr5" draw:text-style-name="P7" draw:layer="layout" svg:x1="7.7cm" svg:y1="12.9cm" svg:x2="7.8cm" svg:y2="14.9cm">
          <text:p/>
        </draw:line>
        <draw:line draw:style-name="gr5" draw:text-style-name="P7" draw:layer="layout" svg:x1="21cm" svg:y1="12.8cm" svg:x2="21.1cm" svg:y2="14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5f7e9f" draw:end-color="#0053a8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2:38:37.956498000</meta:creation-date>
    <dc:date>2017-05-30T13:02:49.399904000</dc:date>
    <meta:editing-duration>PT18M23S</meta:editing-duration>
    <meta:editing-cycles>18</meta:editing-cycles>
    <meta:generator>LibreOffice/5.3.3.2$MacOSX_X86_64 LibreOffice_project/3d9a8b4b4e538a85e0782bd6c2d430bafe583448</meta:generator>
    <meta:document-statistic meta:object-count="10"/>
  </office:meta>
</office:document-meta>
</file>